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www.fimfiction.net/story/414690/aftersound-side-stories" text:style-name="Internet_20_link" text:visited-style-name="Visited_20_Internet_20_Link"><text:span text:style-name="T1">https://www.fimfiction.net/story/414690/aftersound-side-stories</text:span></text:a></text:p>
      <text:p text:style-name="P1">350-390</text:p>
      <text:p text:style-name="P2"/>
      <text:p text:style-name="P2">Cyberpunku, mogłoby się zdawać, nigdy dość. „Aftersound”, koniec końców, zawiodło moje oczekiwania i chociaż czekam na kolejne rozdziały, to nie jestem w stanie uznać tego opowiadania za satysfakcjonującą lekturę. Mimo to, odkrycie „Aftersound – side stories” rozbudziło moje nadzieje – może autor, korzystając z perspektywy innych postaci, opisując konkretne wydarzenia i tworząc krótsze rozdziały będzie w stanie rozwinąć skrzydła i wycisnąć ze swojego uniwersum pełnię smaku?</text:p>
      <text:p text:style-name="P2"/>
      <text:p text:style-name="P2">Na chwilę obecną tytuł opowiadania jest nieco przesadzony – mamy do czynienia tylko i wyłącznie z jedną opowieścią poboczną, poświęconą Rainbow Dash. Jest to jedna z nielicznych postaci, z którymi mamy do czynienia w prologu głównego dzieła z serii „Aftersound” – i „Broken promise”, jak jest zatytułowany ten rozdział, skupia się właśnie na jej przeżyciach tuż przed przyjściem do Twilight oraz tym, co ją u niej spotkało. </text:p>
      <text:p text:style-name="P2"/>
      <text:p text:style-name="P2">Niestety, po raz kolejny odnoszę wrażenie, że autor całość swoich pisarskich sił przerobowych zużył na tworzenie świata, przez co zwyczajnie zabrakło mu pary na napisanie porządnego, angażującego opowiadania, które by się dało z przyjemnością czytać. W tym konkretnym wypadku zmiana perspektywy nie była w stanie niczego zmienić – Rainbow Dash przybywa z linii frontu na umówione spotkanie… i pije. Pijąc wspomina. Ot, cały rozdział. Czasem wspomina o dość interesujących rzeczach, jak na przykład wzmianki o sojusznikach Sombry albo rozwinięcie wątku przewagi Kryształowego Imperium nad Equestrią (choć uważam, że argument że imperialne armie były lepiej przygotowane do walki niż equestriańskie, nie ma za wiele sensu – bądź co bądź, Equestria wciąż ma przewagę tysiącletniego rozwoju przemysłowego i technologicznego), ale poza tym jest to przede wszystkim nudny ciąg przemyśleń pijącego żołnierza. </text:p>
      <text:p text:style-name="P2"/>
      <text:p text:style-name="P2">Autor nie podołał nawet zadaniu wyjaśnienia tytułu. Wspomniana „obietnica” pojawia się dosłownie na samym końcu, bez jakiegokolwiek wcześniejszego nawiązania. Co gorsza, pojawia się w sposób który zaburza konwencję opowiadania – pisząc z perspektywy pierwszej osoby, i skupiając się na przemyśleniach danej postaci, pisarz powinien liczyć się z tym, że w sytuacji nad wyraz ekstremalnej tok myślenia może ulec pewnej zmianie. </text:p>
      <text:p text:style-name="P2"/>
      <text:p text:style-name="P2">Coś, co mogłoby być ciekawym dodatkiem do (dość rozwlekłej) historii cyberpunkowej na razie jest tylko nudnym opisem picia, myślenia i gadania z Twilight, pisanym bez polotu i – najwidoczniej – bez planu. Nawet z moim entuzjazmem do zarówno cyberpunku, jak i opowiadań, w których pojawia się król Sombra, nie jestem na chwilę obecną uznać „Side stories” za dzieło warte czytania. Może autor jeszcze zdoła się zrehabilitować…</text:p>
      <text:p text:style-name="P2"/>
      <text:p text:style-name="P2"/>
      <text:p text:style-name="P2"><text:a xlink:type="simple" xlink:href="https://derpibooru.org/1527734?q=apocalypse+dash" text:style-name="Internet_20_link" text:visited-style-name="Visited_20_Internet_20_Link"><text:span text:style-name="T1">https://derpibooru.org/1527734?q=apocalypse+dash</text:span></text:a> – na header?</text:p>
      <text:p text:style-name="P2"><text:a xlink:type="simple" xlink:href="https://derpibooru.org/1407929?q=crystal+war+timeline" text:style-name="Internet_20_link" text:visited-style-name="Visited_20_Internet_20_Link"><text:span text:style-name="T1">https://derpibooru.org/1407929?q=crystal+war+timeline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9-29T15:49:28.072000000</dc:date>
    <meta:editing-duration>P3DT2H21M27S</meta:editing-duration>
    <meta:editing-cycles>1</meta:editing-cycles>
    <meta:document-statistic meta:table-count="0" meta:image-count="0" meta:object-count="0" meta:page-count="1" meta:paragraph-count="9" meta:word-count="385" meta:character-count="2839" meta:non-whitespace-character-count="2449"/>
  </office:meta>
</office:document-meta>
</file>